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6cm" svg:height="0.291cm" svg:x="11.979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1" draw:end-glue-point="8" svg:d="M12035 5233l7-1429" svg:viewBox="0 0 8 1430">
          <text:p/>
        </draw:connector>
        <draw:custom-shape draw:style-name="gr1" draw:text-style-name="P1" xml:id="id2" draw:id="id2" draw:layer="layout" svg:width="0.127cm" svg:height="0.291cm" svg:x="11.63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2" draw:end-glue-point="8" svg:d="M11693 5233l8-1429" svg:viewBox="0 0 9 1430">
          <text:p/>
        </draw:connector>
        <draw:custom-shape draw:style-name="gr3" draw:text-style-name="P1" xml:id="id6" draw:id="id6" draw:layer="layout" svg:width="2.458cm" svg:height="2.373cm" svg:x="10.706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27cm" svg:height="0.291cm" svg:x="7.03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3" draw:end-glue-point="8" svg:d="M7094 5233l8-1429" svg:viewBox="0 0 9 1430">
          <text:p/>
        </draw:connector>
        <draw:custom-shape draw:style-name="gr3" draw:text-style-name="P1" xml:id="id4" draw:id="id4" draw:layer="layout" svg:width="2.458cm" svg:height="2.373cm" svg:x="5.90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2.458cm" svg:height="2.373cm" svg:x="1.40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5.907cm" svg:y1="4.371cm" svg:x2="3.866cm" svg:y2="4.371cm" draw:start-shape="id4" draw:start-glue-point="6" draw:end-shape="id5" draw:end-glue-point="10" svg:d="M5907 4371h-501-1038-502" svg:viewBox="0 0 2042 1">
          <text:p/>
        </draw:connector>
        <draw:connector draw:style-name="gr4" draw:text-style-name="P1" draw:layer="layout" draw:type="lines" svg:x1="10.706cm" svg:y1="4.371cm" svg:x2="8.365cm" svg:y2="4.371cm" draw:start-shape="id6" draw:start-glue-point="6" draw:end-shape="id4" draw:end-glue-point="10" svg:d="M10706 4371h-501-1338-502" svg:viewBox="0 0 2342 1">
          <text:p/>
        </draw:connector>
        <draw:frame draw:style-name="gr5" draw:text-style-name="P2" draw:layer="layout" svg:width="1.217cm" svg:height="1.376cm" svg:x="2.276cm" svg:y="5.848cm">
          <draw:text-box>
            <text:p><text:span text:style-name="T1">L</text:span></text:p>
          </draw:text-box>
        </draw:frame>
        <draw:frame draw:style-name="gr5" draw:text-style-name="P2" draw:layer="layout" svg:width="1.217cm" svg:height="1.376cm" svg:x="6.677cm" svg:y="5.848cm">
          <draw:text-box>
            <text:p><text:span text:style-name="T1">W</text:span></text:p>
          </draw:text-box>
        </draw:frame>
        <draw:frame draw:style-name="gr5" draw:text-style-name="P2" draw:layer="layout" svg:width="1.217cm" svg:height="1.376cm" svg:x="11.577cm" svg:y="5.848cm">
          <draw:text-box>
            <text:p><text:span text:style-name="T1">W</text:span></text:p>
          </draw:text-box>
        </draw:frame>
        <draw:frame draw:style-name="gr6" draw:text-style-name="P3" draw:layer="layout" svg:width="2.208cm" svg:height="1.119cm" svg:x="10.934cm" svg:y="1.002cm">
          <draw:text-box>
            <text:p><text:span text:style-name="T2">k = 2</text:span></text:p>
          </draw:text-box>
        </draw:frame>
        <draw:connector draw:style-name="gr4" draw:text-style-name="P1" draw:layer="layout" draw:type="curve" svg:x1="11.066cm" svg:y1="3.531cm" svg:x2="2.637cm" svg:y2="3.184cm" draw:start-shape="id6" draw:start-glue-point="5" draw:end-shape="id5" draw:end-glue-point="4" svg:d="M11066 3531c0-1273-8429-1100-8429-347" svg:viewBox="0 0 8430 9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6-14T15:24:35.227788921</dc:date>
    <dc:creator>elucterio </dc:creator>
    <meta:editing-duration>PT35M18S</meta:editing-duration>
    <meta:editing-cycles>10</meta:editing-cycles>
    <meta:generator>LibreOffice/4.2.8.2$Linux_X86_64 LibreOffice_project/420m0$Build-2</meta:generator>
    <meta:document-statistic meta:object-count="16"/>
  </office:meta>
</office:document-meta>
</file>